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ar" style:country-asian="SA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2eaf1" style:text-align-source="fix" style:repeat-content="false" fo:border="0.06pt solid #b2b2b2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ar" style:country-asian="SA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b2b2b2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ar" style:country-asian="SA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0000">
      <style:table-cell-properties fo:background-color="#d2eaf1" style:text-align-source="fix" style:repeat-content="false" fo:border="0.06pt solid #b2b2b2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ar" style:country-asian="SA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272cm" svg:height="14.777cm" svg:x="22.088cm" svg:y="0.93cm">
            <draw:object draw:notify-on-update-of-ranges="Hoja1.C25:Hoja1.C35 Hoja1.B4:Hoja1.B4 Hoja1.D5:Hoja1.D5 Hoja1.D6:Hoja1.D16 Hoja1.E5:Hoja1.E5 Hoja1.E6:Hoja1.E16 Hoja1.F5:Hoja1.F5 Hoja1.F6:Hoja1.F16 Hoja1.B23:Hoja1.B23 Hoja1.D24:Hoja1.D24 Hoja1.D25:Hoja1.D35 Hoja1.E24:Hoja1.E24 Hoja1.E25:Hoja1.E35 Hoja1.F24:Hoja1.F24 Hoja1.F25:Hoja1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<text:s text:c="2"/>Tabla 1 (atcgrid)</text:p>
          </table:table-cell>
          <table:covered-table-cell table:number-columns-repeated="4" table:style-name="ce7"/>
          <table:table-cell table:style-name="ce7"/>
        </table:table-row>
        <table:table-row table:style-name="ro1">
          <table:table-cell/>
          <table:table-cell table:style-name="ce3" office:value-type="string" calcext:value-type="string">
            <text:p>Nº de Componentes</text:p>
          </table:table-cell>
          <table:table-cell table:style-name="ce3" office:value-type="string" calcext:value-type="string">
            <text:p>Bytes de un vector</text:p>
          </table:table-cell>
          <table:table-cell table:style-name="ce3" office:value-type="string" calcext:value-type="string">
            <text:p>Tiempo para vect. locales</text:p>
          </table:table-cell>
          <table:table-cell table:style-name="ce3" office:value-type="string" calcext:value-type="string">
            <text:p>Tiempo para vect. globales</text:p>
          </table:table-cell>
          <table:table-cell table:style-name="ce3" office:value-type="string" calcext:value-type="string">
            <text:p>Tiempo para vect. dinámicos</text:p>
          </table:table-cell>
          <table:table-cell table:style-name="ce7"/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formula="of:=[.B6]*8" office:value-type="float" office:value="524288" calcext:value-type="float">
            <text:p>524288</text:p>
          </table:table-cell>
          <table:table-cell office:value-type="float" office:value="0.000177499" calcext:value-type="float">
            <text:p>0.000177499</text:p>
          </table:table-cell>
          <table:table-cell office:value-type="float" office:value="0.000952392" calcext:value-type="float">
            <text:p>0.000952392</text:p>
          </table:table-cell>
          <table:table-cell office:value-type="float" office:value="0.000479869" calcext:value-type="float">
            <text:p>0.000479869</text:p>
          </table:table-cell>
          <table:table-cell table:style-name="ce7"/>
        </table:table-row>
        <table:table-row table:style-name="ro1">
          <table:table-cell/>
          <table:table-cell table:style-name="ce5" office:value-type="float" office:value="131072" calcext:value-type="float">
            <text:p>131072</text:p>
          </table:table-cell>
          <table:table-cell table:style-name="ce5" table:formula="of:=[.B7]*8" office:value-type="float" office:value="1048576" calcext:value-type="float">
            <text:p>1048576</text:p>
          </table:table-cell>
          <table:table-cell table:style-name="ce5" office:value-type="float" office:value="0.000363347" calcext:value-type="float">
            <text:p>0.000363347</text:p>
          </table:table-cell>
          <table:table-cell table:style-name="ce5" office:value-type="float" office:value="0.001071261" calcext:value-type="float">
            <text:p>0.001071261</text:p>
          </table:table-cell>
          <table:table-cell table:style-name="ce5" office:value-type="float" office:value="0.000953442" calcext:value-type="float">
            <text:p>0.000953442</text:p>
          </table:table-cell>
          <table:table-cell table:style-name="ce7"/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formula="of:=[.B8]*8" office:value-type="float" office:value="2097152" calcext:value-type="float">
            <text:p>2097152</text:p>
          </table:table-cell>
          <table:table-cell office:value-type="float" office:value="0.000671323" calcext:value-type="float">
            <text:p>0.000671323</text:p>
          </table:table-cell>
          <table:table-cell office:value-type="float" office:value="0.001415927" calcext:value-type="float">
            <text:p>0.001415927</text:p>
          </table:table-cell>
          <table:table-cell office:value-type="float" office:value="0.001894139" calcext:value-type="float">
            <text:p>0.001894139</text:p>
          </table:table-cell>
          <table:table-cell table:style-name="ce7"/>
        </table:table-row>
        <table:table-row table:style-name="ro1">
          <table:table-cell/>
          <table:table-cell table:style-name="ce5" office:value-type="float" office:value="524288" calcext:value-type="float">
            <text:p>524288</text:p>
          </table:table-cell>
          <table:table-cell table:style-name="ce5" table:formula="of:=[.B9]*8" office:value-type="float" office:value="4194304" calcext:value-type="float">
            <text:p>4194304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2545317" calcext:value-type="float">
            <text:p>0.002545317</text:p>
          </table:table-cell>
          <table:table-cell table:style-name="ce5" office:value-type="float" office:value="0.002637597" calcext:value-type="float">
            <text:p>0.002637597</text:p>
          </table:table-cell>
          <table:table-cell table:style-name="ce7"/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table:formula="of:=[.B10]*8" office:value-type="float" office:value="8388608" calcext:value-type="float">
            <text:p>8388608</text:p>
          </table:table-cell>
          <table:table-cell office:value-type="string" calcext:value-type="string">
            <text:p>error</text:p>
          </table:table-cell>
          <table:table-cell office:value-type="float" office:value="0.005088213" calcext:value-type="float">
            <text:p>0.005088213</text:p>
          </table:table-cell>
          <table:table-cell office:value-type="float" office:value="0.004754415" calcext:value-type="float">
            <text:p>0.004754415</text:p>
          </table:table-cell>
          <table:table-cell table:style-name="ce7"/>
        </table:table-row>
        <table:table-row table:style-name="ro1">
          <table:table-cell/>
          <table:table-cell table:style-name="ce5" office:value-type="float" office:value="2097152" calcext:value-type="float">
            <text:p>2097152</text:p>
          </table:table-cell>
          <table:table-cell table:style-name="ce5" table:formula="of:=[.B11]*8" office:value-type="float" office:value="16777216" calcext:value-type="float">
            <text:p>16777216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9150431" calcext:value-type="float">
            <text:p>0.009150431</text:p>
          </table:table-cell>
          <table:table-cell table:style-name="ce5" office:value-type="float" office:value="0.008618719" calcext:value-type="float">
            <text:p>0.008618719</text:p>
          </table:table-cell>
          <table:table-cell table:style-name="ce7"/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table:formula="of:=[.B12]*8" office:value-type="float" office:value="33554432" calcext:value-type="float">
            <text:p>33554432</text:p>
          </table:table-cell>
          <table:table-cell office:value-type="string" calcext:value-type="string">
            <text:p>error</text:p>
          </table:table-cell>
          <table:table-cell office:value-type="float" office:value="0.017054193" calcext:value-type="float">
            <text:p>0.017054193</text:p>
          </table:table-cell>
          <table:table-cell office:value-type="float" office:value="0.016110684" calcext:value-type="float">
            <text:p>0.016110684</text:p>
          </table:table-cell>
          <table:table-cell table:style-name="ce7"/>
        </table:table-row>
        <table:table-row table:style-name="ro1">
          <table:table-cell/>
          <table:table-cell table:style-name="ce5" office:value-type="float" office:value="8388608" calcext:value-type="float">
            <text:p>8388608</text:p>
          </table:table-cell>
          <table:table-cell table:style-name="ce5" table:formula="of:=[.B13]*8" office:value-type="float" office:value="67108864" calcext:value-type="float">
            <text:p>67108864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34689517" calcext:value-type="float">
            <text:p>0.034689517</text:p>
          </table:table-cell>
          <table:table-cell table:style-name="ce5" office:value-type="float" office:value="0.031779679" calcext:value-type="float">
            <text:p>0.031779679</text:p>
          </table:table-cell>
          <table:table-cell table:style-name="ce7"/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table:formula="of:=[.B14]*8" office:value-type="float" office:value="134217728" calcext:value-type="float">
            <text:p>134217728</text:p>
          </table:table-cell>
          <table:table-cell office:value-type="string" calcext:value-type="string">
            <text:p>error</text:p>
          </table:table-cell>
          <table:table-cell office:value-type="float" office:value="0.067438751" calcext:value-type="float">
            <text:p>0.067438751</text:p>
          </table:table-cell>
          <table:table-cell office:value-type="float" office:value="0.062271903" calcext:value-type="float">
            <text:p>0.062271903</text:p>
          </table:table-cell>
          <table:table-cell table:style-name="ce7"/>
        </table:table-row>
        <table:table-row table:style-name="ro1">
          <table:table-cell/>
          <table:table-cell table:style-name="ce5" office:value-type="float" office:value="33554432" calcext:value-type="float">
            <text:p>33554432</text:p>
          </table:table-cell>
          <table:table-cell table:style-name="ce5" table:formula="of:=[.B15]*8" office:value-type="float" office:value="268435456" calcext:value-type="float">
            <text:p>268435456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133276744" calcext:value-type="float">
            <text:p>0.133276744</text:p>
          </table:table-cell>
          <table:table-cell table:style-name="ce5" office:value-type="float" office:value="0.123814532" calcext:value-type="float">
            <text:p>0.123814532</text:p>
          </table:table-cell>
          <table:table-cell table:style-name="ce7"/>
        </table:table-row>
        <table:table-row table:style-name="ro1">
          <table:table-cell/>
          <table:table-cell office:value-type="float" office:value="67108864" calcext:value-type="float">
            <text:p>67108864</text:p>
          </table:table-cell>
          <table:table-cell table:formula="of:=[.B16]*8" office:value-type="float" office:value="536870912" calcext:value-type="float">
            <text:p>536870912</text:p>
          </table:table-cell>
          <table:table-cell office:value-type="string" calcext:value-type="string">
            <text:p>error</text:p>
          </table:table-cell>
          <table:table-cell office:value-type="float" office:value="0.256867082" calcext:value-type="float">
            <text:p>0.256867082</text:p>
          </table:table-cell>
          <table:table-cell office:value-type="float" office:value="0.237064948" calcext:value-type="float">
            <text:p>0.237064948</text:p>
          </table:table-cell>
          <table:table-cell table:style-name="ce7"/>
        </table:table-row>
        <table:table-row table:style-name="ro2">
          <table:table-cell/>
          <table:table-cell table:style-name="ce6" office:value-type="string" calcext:value-type="string">
            <text:p><text:s/></text:p>
          </table:table-cell>
          <table:table-cell table:style-name="Default" table:number-columns-repeated="4"/>
          <table:table-cell/>
        </table:table-row>
        <table:table-row table:style-name="ro1" table:number-rows-repeated="5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<text:s text:c="2"/>Tabla 2 (PC)</text:p>
          </table:table-cell>
          <table:covered-table-cell table:number-columns-repeated="4" table:style-name="ce7"/>
          <table:table-cell/>
        </table:table-row>
        <table:table-row table:style-name="ro1">
          <table:table-cell/>
          <table:table-cell table:style-name="ce3" office:value-type="string" calcext:value-type="string">
            <text:p>Nº de Componentes</text:p>
          </table:table-cell>
          <table:table-cell table:style-name="ce3" office:value-type="string" calcext:value-type="string">
            <text:p>Bytes de un vector</text:p>
          </table:table-cell>
          <table:table-cell table:style-name="ce3" office:value-type="string" calcext:value-type="string">
            <text:p>Tiempo para vect. locales</text:p>
          </table:table-cell>
          <table:table-cell table:style-name="ce3" office:value-type="string" calcext:value-type="string">
            <text:p>Tiempo para vect. globales</text:p>
          </table:table-cell>
          <table:table-cell table:style-name="ce3" office:value-type="string" calcext:value-type="string">
            <text:p>Tiempo para vect. dinámicos</text:p>
          </table:table-cell>
          <table:table-cell/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formula="of:=[.B25]*8" office:value-type="float" office:value="524288" calcext:value-type="float">
            <text:p>524288</text:p>
          </table:table-cell>
          <table:table-cell office:value-type="float" office:value="0.000062734" calcext:value-type="float">
            <text:p>6.2734E-05</text:p>
          </table:table-cell>
          <table:table-cell table:style-name="ce8" office:value-type="float" office:value="0.000224673" calcext:value-type="float">
            <text:p>0.000224673</text:p>
          </table:table-cell>
          <table:table-cell office:value-type="float" office:value="0.000221898" calcext:value-type="float">
            <text:p>0.000221898</text:p>
          </table:table-cell>
          <table:table-cell/>
        </table:table-row>
        <table:table-row table:style-name="ro1">
          <table:table-cell/>
          <table:table-cell table:style-name="ce5" office:value-type="float" office:value="131072" calcext:value-type="float">
            <text:p>131072</text:p>
          </table:table-cell>
          <table:table-cell table:style-name="ce5" table:formula="of:=[.B26]*8" office:value-type="float" office:value="1048576" calcext:value-type="float">
            <text:p>1048576</text:p>
          </table:table-cell>
          <table:table-cell table:style-name="ce5" office:value-type="float" office:value="0.000129356" calcext:value-type="float">
            <text:p>0.000129356</text:p>
          </table:table-cell>
          <table:table-cell table:style-name="ce5" office:value-type="float" office:value="0.000531836" calcext:value-type="float">
            <text:p>0.000531836</text:p>
          </table:table-cell>
          <table:table-cell table:style-name="ce5" office:value-type="float" office:value="0.000542123" calcext:value-type="float">
            <text:p>0.000542123</text:p>
          </table:table-cell>
          <table:table-cell/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formula="of:=[.B27]*8" office:value-type="float" office:value="2097152" calcext:value-type="float">
            <text:p>2097152</text:p>
          </table:table-cell>
          <table:table-cell office:value-type="float" office:value="0.000526509" calcext:value-type="float">
            <text:p>0.000526509</text:p>
          </table:table-cell>
          <table:table-cell office:value-type="float" office:value="0.001037358" calcext:value-type="float">
            <text:p>0.001037358</text:p>
          </table:table-cell>
          <table:table-cell office:value-type="float" office:value="0.001035859" calcext:value-type="float">
            <text:p>0.001035859</text:p>
          </table:table-cell>
          <table:table-cell/>
        </table:table-row>
        <table:table-row table:style-name="ro1">
          <table:table-cell/>
          <table:table-cell table:style-name="ce5" office:value-type="float" office:value="524288" calcext:value-type="float">
            <text:p>524288</text:p>
          </table:table-cell>
          <table:table-cell table:style-name="ce5" table:formula="of:=[.B28]*8" office:value-type="float" office:value="4194304" calcext:value-type="float">
            <text:p>4194304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2119674" calcext:value-type="float">
            <text:p>0.002119674</text:p>
          </table:table-cell>
          <table:table-cell table:style-name="ce5" office:value-type="float" office:value="0.002253924" calcext:value-type="float">
            <text:p>0.002253924</text:p>
          </table:table-cell>
          <table:table-cell/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table:formula="of:=[.B29]*8" office:value-type="float" office:value="8388608" calcext:value-type="float">
            <text:p>8388608</text:p>
          </table:table-cell>
          <table:table-cell office:value-type="string" calcext:value-type="string">
            <text:p>error</text:p>
          </table:table-cell>
          <table:table-cell office:value-type="float" office:value="0.004547045" calcext:value-type="float">
            <text:p>0.004547045</text:p>
          </table:table-cell>
          <table:table-cell office:value-type="float" office:value="0.004269318" calcext:value-type="float">
            <text:p>0.004269318</text:p>
          </table:table-cell>
          <table:table-cell/>
        </table:table-row>
        <table:table-row table:style-name="ro1">
          <table:table-cell/>
          <table:table-cell table:style-name="ce5" office:value-type="float" office:value="2097152" calcext:value-type="float">
            <text:p>2097152</text:p>
          </table:table-cell>
          <table:table-cell table:style-name="ce5" table:formula="of:=[.B30]*8" office:value-type="float" office:value="16777216" calcext:value-type="float">
            <text:p>16777216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08468021" calcext:value-type="float">
            <text:p>0.008468021</text:p>
          </table:table-cell>
          <table:table-cell table:style-name="ce5" office:value-type="float" office:value="0.008403021" calcext:value-type="float">
            <text:p>0.008403021</text:p>
          </table:table-cell>
          <table:table-cell/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table:formula="of:=[.B31]*8" office:value-type="float" office:value="33554432" calcext:value-type="float">
            <text:p>33554432</text:p>
          </table:table-cell>
          <table:table-cell office:value-type="string" calcext:value-type="string">
            <text:p>error</text:p>
          </table:table-cell>
          <table:table-cell office:value-type="float" office:value="0.018416217" calcext:value-type="float">
            <text:p>0.018416217</text:p>
          </table:table-cell>
          <table:table-cell office:value-type="float" office:value="0.016940414" calcext:value-type="float">
            <text:p>0.016940414</text:p>
          </table:table-cell>
          <table:table-cell/>
        </table:table-row>
        <table:table-row table:style-name="ro1">
          <table:table-cell/>
          <table:table-cell table:style-name="ce5" office:value-type="float" office:value="8388608" calcext:value-type="float">
            <text:p>8388608</text:p>
          </table:table-cell>
          <table:table-cell table:style-name="ce5" table:formula="of:=[.B32]*8" office:value-type="float" office:value="67108864" calcext:value-type="float">
            <text:p>67108864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033106442" calcext:value-type="float">
            <text:p>0.033106442</text:p>
          </table:table-cell>
          <table:table-cell table:style-name="ce5" office:value-type="float" office:value="0.034277856" calcext:value-type="float">
            <text:p>0.034277856</text:p>
          </table:table-cell>
          <table:table-cell/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table:formula="of:=[.B33]*8" office:value-type="float" office:value="134217728" calcext:value-type="float">
            <text:p>134217728</text:p>
          </table:table-cell>
          <table:table-cell office:value-type="string" calcext:value-type="string">
            <text:p>error</text:p>
          </table:table-cell>
          <table:table-cell office:value-type="float" office:value="0.063448716" calcext:value-type="float">
            <text:p>0.063448716</text:p>
          </table:table-cell>
          <table:table-cell office:value-type="float" office:value="0.065802244" calcext:value-type="float">
            <text:p>0.065802244</text:p>
          </table:table-cell>
          <table:table-cell/>
        </table:table-row>
        <table:table-row table:style-name="ro1">
          <table:table-cell/>
          <table:table-cell table:style-name="ce5" office:value-type="float" office:value="33554432" calcext:value-type="float">
            <text:p>33554432</text:p>
          </table:table-cell>
          <table:table-cell table:style-name="ce5" table:formula="of:=[.B34]*8" office:value-type="float" office:value="268435456" calcext:value-type="float">
            <text:p>268435456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float" office:value="0.196310012" calcext:value-type="float">
            <text:p>0.196310012</text:p>
          </table:table-cell>
          <table:table-cell table:style-name="ce5" office:value-type="float" office:value="0.16439128" calcext:value-type="float">
            <text:p>0.16439128</text:p>
          </table:table-cell>
          <table:table-cell/>
        </table:table-row>
        <table:table-row table:style-name="ro1">
          <table:table-cell/>
          <table:table-cell office:value-type="float" office:value="67108864" calcext:value-type="float">
            <text:p>67108864</text:p>
          </table:table-cell>
          <table:table-cell table:formula="of:=[.B35]*8" office:value-type="float" office:value="536870912" calcext:value-type="float">
            <text:p>536870912</text:p>
          </table:table-cell>
          <table:table-cell office:value-type="string" calcext:value-type="string">
            <text:p>error</text:p>
          </table:table-cell>
          <table:table-cell office:value-type="float" office:value="0.283311872" calcext:value-type="float">
            <text:p>0.283311872</text:p>
          </table:table-cell>
          <table:table-cell office:value-type="float" office:value="0.2547419" calcext:value-type="float">
            <text:p>0.25474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2P0"/>
    </number:currency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4:26:04.547516572</meta:creation-date>
    <dc:date>2021-03-13T21:49:52.694000467</dc:date>
    <meta:editing-duration>PT5H10M20S</meta:editing-duration>
    <meta:editing-cycles>10</meta:editing-cycles>
    <meta:generator>LibreOffice/6.4.6.2$Linux_X86_64 LibreOffice_project/40$Build-2</meta:generator>
    <meta:document-statistic meta:table-count="1" meta:cell-count="1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3" chart:interval-major="0.00001" chart:interval-minor-divis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3db4" draw:fill-color="#ff3db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000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273cm" svg:height="14.778cm" xlink:href=".." xlink:type="simple" chart:class="chart:line" chart:style-name="ch1">
        <chart:legend chart:legend-position="end" svg:x="20.484cm" svg:y="5.347cm" style:legend-expansion="high" chart:style-name="ch2"/>
        <chart:plot-area chart:style-name="ch3" table:cell-range-address="Hoja1.C25:Hoja1.F35 Hoja1.B4:Hoja1.B4 Hoja1.D5:Hoja1.F16 Hoja1.B23:Hoja1.B23 Hoja1.D24:Hoja1.F24" chart:data-source-has-labels="both" svg:x="0.525cm" svg:y="0.295cm" svg:width="19.434cm" svg:height="14.188cm">
          <chartooo:coordinate-region svg:x="1.437cm" svg:y="0.495cm" svg:width="17.688cm" svg:height="13.341cm"/>
          <chart:axis chart:dimension="x" chart:name="primary-x" chart:style-name="ch4" chartooo:axis-type="auto">
            <chartooo:date-scale/>
            <chart:categories table:cell-range-address="Hoja1.C25:Hoja1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Hoja1.D6:Hoja1.D16" chart:label-cell-address="Hoja1.D5:Hoja1.D5" chart:class="chart:line">
            <chart:data-point chart:repeated="11"/>
          </chart:series>
          <chart:series chart:style-name="ch9" chart:values-cell-range-address="Hoja1.E6:Hoja1.E16" chart:label-cell-address="Hoja1.E5:Hoja1.E5" chart:class="chart:line">
            <chart:data-point chart:repeated="11"/>
          </chart:series>
          <chart:series chart:style-name="ch10" chart:values-cell-range-address="Hoja1.F6:Hoja1.F16" chart:label-cell-address="Hoja1.F5:Hoja1.F5" chart:class="chart:line">
            <chart:data-point chart:repeated="11"/>
          </chart:series>
          <chart:series chart:style-name="ch11" chart:values-cell-range-address="" chart:class="chart:line">
            <chart:data-point/>
          </chart:series>
          <chart:series chart:style-name="ch12" chart:values-cell-range-address="Hoja1.D25:Hoja1.D35" chart:label-cell-address="Hoja1.D24:Hoja1.D24" chart:class="chart:line">
            <chart:data-point chart:repeated="11"/>
          </chart:series>
          <chart:series chart:style-name="ch13" chart:values-cell-range-address="Hoja1.E25:Hoja1.E35" chart:label-cell-address="Hoja1.E24:Hoja1.E24" chart:class="chart:line">
            <chart:data-point chart:repeated="11"/>
          </chart:series>
          <chart:series chart:style-name="ch14" chart:values-cell-range-address="Hoja1.F25:Hoja1.F35" chart:label-cell-address="Hoja1.F24:Hoja1.F24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. locales</text:p>
                <draw:g>
                  <svg:desc>Hoja1.D5:Hoja1.D5</svg:desc>
                </draw:g>
              </table:table-cell>
              <table:table-cell office:value-type="string">
                <text:p>Tiempo para vect. globales</text:p>
                <draw:g>
                  <svg:desc>Hoja1.E5:Hoja1.E5</svg:desc>
                </draw:g>
              </table:table-cell>
              <table:table-cell office:value-type="string">
                <text:p>Tiempo para vect. dinámicos</text:p>
                <draw:g>
                  <svg:desc>Hoja1.F5:Hoja1.F5</svg:desc>
                </draw:g>
              </table:table-cell>
              <table:table-cell office:value-type="string">
                <text:p>Tiempo para vect. locales</text:p>
                <draw:g>
                  <svg:desc>Hoja1.D24:Hoja1.D24</svg:desc>
                </draw:g>
              </table:table-cell>
              <table:table-cell office:value-type="string">
                <text:p>Tiempo para vect. globales</text:p>
                <draw:g>
                  <svg:desc>Hoja1.E24:Hoja1.E24</svg:desc>
                </draw:g>
              </table:table-cell>
              <table:table-cell office:value-type="string">
                <text:p>Tiempo para vect. dinámicos</text:p>
                <draw:g>
                  <svg:desc>Hoja1.F24:Hoja1.F24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C25:Hoja1.C35</svg:desc>
                </draw:g>
              </table:table-cell>
              <table:table-cell office:value-type="float" office:value="0.000177499">
                <text:p>0.000177499</text:p>
                <draw:g>
                  <svg:desc>Hoja1.D6:Hoja1.D16</svg:desc>
                </draw:g>
              </table:table-cell>
              <table:table-cell office:value-type="float" office:value="0.000952392">
                <text:p>0.000952392</text:p>
                <draw:g>
                  <svg:desc>Hoja1.E6:Hoja1.E16</svg:desc>
                </draw:g>
              </table:table-cell>
              <table:table-cell office:value-type="float" office:value="0.000479869">
                <text:p>0.000479869</text:p>
                <draw:g>
                  <svg:desc>Hoja1.F6:Hoja1.F16</svg:desc>
                </draw:g>
              </table:table-cell>
              <table:table-cell office:value-type="float" office:value="0.000062734">
                <text:p>0.000062734</text:p>
                <draw:g>
                  <svg:desc>Hoja1.D25:Hoja1.D35</svg:desc>
                </draw:g>
              </table:table-cell>
              <table:table-cell office:value-type="float" office:value="0.000224673">
                <text:p>0.000224673</text:p>
                <draw:g>
                  <svg:desc>Hoja1.E25:Hoja1.E35</svg:desc>
                </draw:g>
              </table:table-cell>
              <table:table-cell office:value-type="float" office:value="0.000221898">
                <text:p>0.000221898</text:p>
                <draw:g>
                  <svg:desc>Hoja1.F25:Hoja1.F35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363347">
                <text:p>0.000363347</text:p>
              </table:table-cell>
              <table:table-cell office:value-type="float" office:value="0.001071261">
                <text:p>0.001071261</text:p>
              </table:table-cell>
              <table:table-cell office:value-type="float" office:value="0.000953442">
                <text:p>0.000953442</text:p>
              </table:table-cell>
              <table:table-cell office:value-type="float" office:value="0.000129356">
                <text:p>0.000129356</text:p>
              </table:table-cell>
              <table:table-cell office:value-type="float" office:value="0.000531836">
                <text:p>0.000531836</text:p>
              </table:table-cell>
              <table:table-cell office:value-type="float" office:value="0.000542123">
                <text:p>0.00054212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0671323">
                <text:p>0.000671323</text:p>
              </table:table-cell>
              <table:table-cell office:value-type="float" office:value="0.001415927">
                <text:p>0.001415927</text:p>
              </table:table-cell>
              <table:table-cell office:value-type="float" office:value="0.001894139">
                <text:p>0.001894139</text:p>
              </table:table-cell>
              <table:table-cell office:value-type="float" office:value="0.000526509">
                <text:p>0.000526509</text:p>
              </table:table-cell>
              <table:table-cell office:value-type="float" office:value="0.001037358">
                <text:p>0.001037358</text:p>
              </table:table-cell>
              <table:table-cell office:value-type="float" office:value="0.001035859">
                <text:p>0.00103585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545317">
                <text:p>0.002545317</text:p>
              </table:table-cell>
              <table:table-cell office:value-type="float" office:value="0.002637597">
                <text:p>0.002637597</text:p>
              </table:table-cell>
              <table:table-cell office:value-type="float" office:value="NaN">
                <text:p>NaN</text:p>
              </table:table-cell>
              <table:table-cell office:value-type="float" office:value="0.002119674">
                <text:p>0.002119674</text:p>
              </table:table-cell>
              <table:table-cell office:value-type="float" office:value="0.002253924">
                <text:p>0.00225392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088213">
                <text:p>0.005088213</text:p>
              </table:table-cell>
              <table:table-cell office:value-type="float" office:value="0.004754415">
                <text:p>0.004754415</text:p>
              </table:table-cell>
              <table:table-cell office:value-type="float" office:value="NaN">
                <text:p>NaN</text:p>
              </table:table-cell>
              <table:table-cell office:value-type="float" office:value="0.004547045">
                <text:p>0.004547045</text:p>
              </table:table-cell>
              <table:table-cell office:value-type="float" office:value="0.004269318">
                <text:p>0.00426931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9150431">
                <text:p>0.009150431</text:p>
              </table:table-cell>
              <table:table-cell office:value-type="float" office:value="0.008618719">
                <text:p>0.008618719</text:p>
              </table:table-cell>
              <table:table-cell office:value-type="float" office:value="NaN">
                <text:p>NaN</text:p>
              </table:table-cell>
              <table:table-cell office:value-type="float" office:value="0.008468021">
                <text:p>0.008468021</text:p>
              </table:table-cell>
              <table:table-cell office:value-type="float" office:value="0.008403021">
                <text:p>0.008403021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7054193">
                <text:p>0.017054193</text:p>
              </table:table-cell>
              <table:table-cell office:value-type="float" office:value="0.016110684">
                <text:p>0.016110684</text:p>
              </table:table-cell>
              <table:table-cell office:value-type="float" office:value="NaN">
                <text:p>NaN</text:p>
              </table:table-cell>
              <table:table-cell office:value-type="float" office:value="0.018416217">
                <text:p>0.018416217</text:p>
              </table:table-cell>
              <table:table-cell office:value-type="float" office:value="0.016940414">
                <text:p>0.016940414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4689517">
                <text:p>0.034689517</text:p>
              </table:table-cell>
              <table:table-cell office:value-type="float" office:value="0.031779679">
                <text:p>0.031779679</text:p>
              </table:table-cell>
              <table:table-cell office:value-type="float" office:value="NaN">
                <text:p>NaN</text:p>
              </table:table-cell>
              <table:table-cell office:value-type="float" office:value="0.033106442">
                <text:p>0.033106442</text:p>
              </table:table-cell>
              <table:table-cell office:value-type="float" office:value="0.034277856">
                <text:p>0.034277856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67438751">
                <text:p>0.067438751</text:p>
              </table:table-cell>
              <table:table-cell office:value-type="float" office:value="0.062271903">
                <text:p>0.062271903</text:p>
              </table:table-cell>
              <table:table-cell office:value-type="float" office:value="NaN">
                <text:p>NaN</text:p>
              </table:table-cell>
              <table:table-cell office:value-type="float" office:value="0.063448716">
                <text:p>0.063448716</text:p>
              </table:table-cell>
              <table:table-cell office:value-type="float" office:value="0.065802244">
                <text:p>0.06580224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33276744">
                <text:p>0.133276744</text:p>
              </table:table-cell>
              <table:table-cell office:value-type="float" office:value="0.123814532">
                <text:p>0.123814532</text:p>
              </table:table-cell>
              <table:table-cell office:value-type="float" office:value="NaN">
                <text:p>NaN</text:p>
              </table:table-cell>
              <table:table-cell office:value-type="float" office:value="0.196310012">
                <text:p>0.196310012</text:p>
              </table:table-cell>
              <table:table-cell office:value-type="float" office:value="0.16439128">
                <text:p>0.16439128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256867082">
                <text:p>0.256867082</text:p>
              </table:table-cell>
              <table:table-cell office:value-type="float" office:value="0.237064948">
                <text:p>0.237064948</text:p>
              </table:table-cell>
              <table:table-cell office:value-type="float" office:value="NaN">
                <text:p>NaN</text:p>
              </table:table-cell>
              <table:table-cell office:value-type="float" office:value="0.283311872">
                <text:p>0.283311872</text:p>
              </table:table-cell>
              <table:table-cell office:value-type="float" office:value="0.2547419">
                <text:p>0.2547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